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2833" officeooo:paragraph-rsid="001a283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a954" officeooo:paragraph-rsid="001ba95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4984" officeooo:paragraph-rsid="001c498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ba954" officeooo:paragraph-rsid="001ba95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c4984" officeooo:paragraph-rsid="001c498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1ba954" officeooo:paragraph-rsid="001ba954"/>
    </style:style>
    <style:style style:name="P7" style:family="paragraph" style:parent-style-name="Standard">
      <style:text-properties officeooo:rsid="001ba954" officeooo:paragraph-rsid="001a2833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a954" officeooo:paragraph-rsid="001c498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ba954" officeooo:paragraph-rsid="001e642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ba954" officeooo:paragraph-rsid="001ba95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e642a" officeooo:paragraph-rsid="001e642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a954" officeooo:paragraph-rsid="001e642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ba954" officeooo:paragraph-rsid="001ba954"/>
    </style:style>
    <style:style style:name="P14" style:family="paragraph" style:parent-style-name="Standard">
      <style:text-properties officeooo:rsid="001ba954" officeooo:paragraph-rsid="001a2833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a954" officeooo:paragraph-rsid="001c498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42a" officeooo:paragraph-rsid="001e642a" style:font-size-asian="10.5pt" style:font-weight-asian="normal" style:font-size-complex="12pt" style:font-weight-complex="normal"/>
    </style:style>
    <style:style style:name="T1" style:family="text">
      <style:text-properties officeooo:rsid="001ba954"/>
    </style:style>
    <style:style style:name="T2" style:family="text">
      <style:text-properties officeooo:rsid="001c4984"/>
    </style:style>
    <style:style style:name="T3" style:family="text">
      <style:text-properties officeooo:rsid="001c6a92"/>
    </style:style>
    <style:style style:name="T4" style:family="text">
      <style:text-properties officeooo:rsid="001ca80b"/>
    </style:style>
    <style:style style:name="T5" style:family="text">
      <style:text-properties officeooo:rsid="001e64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w page</text:p>
      <text:p text:style-name="P8">NearestNeigbour</text:p>
      <text:p text:style-name="P7"/>
      <text:p text:style-name="P6">section(NearestNeigbour)</text:p>
      <text:p text:style-name="P6"/>
      <text:p text:style-name="P1"/>
      <text:p text:style-name="P6">section(principe)</text:p>
      <text:p text:style-name="P1">Le Principe de l'algorithme de NearestNeigbour est de parcourir u<text:span text:style-name="T1">n graphe</text:span> en passant par le voisin le plus proche du sommet actuel <text:span text:style-name="T1">successivement sans repasser par la même ville sauf pour la première et la dernière qui sont identique pour faire un cycle et de retourner la distance totale obtenue.</text:span></text:p>
      <text:p text:style-name="P1"/>
      <text:p text:style-name="P2">I Présentation de l'algorithme NearestNeigbour :</text:p>
      <text:p text:style-name="P2"/>
      <text:p text:style-name="P3">Pseudocode :</text:p>
      <text:p text:style-name="P5"/>
      <text:p text:style-name="P4">Algorithme de NearestNeigbour(Graphe <text:span text:style-name="T3">graph</text:span> , <text:span text:style-name="T2">int departChemin</text:span>, <text:span text:style-name="T2">ref distanceAcc</text:span>)</text:p>
      <text:p text:style-name="P4"><text:tab/><text:span text:style-name="T2">taille= taille du graphe</text:span></text:p>
      <text:p text:style-name="P4"><text:tab/><text:span text:style-name="T3">tab= tableau</text:span> de taille du graphe contenant des entiers <text:span text:style-name="T5">représentant des villes</text:span></text:p>
      <text:p text:style-name="P4"><text:tab/><text:span text:style-name="T3">tabAParcourir=tableau de</text:span> taille du graphe contenant des booléens</text:p>
      <text:p text:style-name="P4"><text:tab/><text:span text:style-name="T3">dernierVisite= departChemin</text:span></text:p>
      <text:p text:style-name="P4"><text:tab/><text:span text:style-name="T2">i=1</text:span></text:p>
      <text:p text:style-name="P4"><text:tab/><text:span text:style-name="T2">tant que i &lt; taille</text:span></text:p>
      <text:p text:style-name="P4"><text:tab/><text:span text:style-name="T4">|</text:span><text:tab/><text:span text:style-name="T3">dernierVisite=voisin le plus proche disponible </text:span></text:p>
      <text:p text:style-name="P4"><text:tab/><text:span text:style-name="T4">|</text:span><text:tab/><text:span text:style-name="T5">i++</text:span></text:p>
      <text:p text:style-name="P4"><text:tab/><text:span text:style-name="T4">|</text:span><text:tab/><text:span text:style-name="T4">tabAParcourir[dernierVisite]=false</text:span></text:p>
      <text:p text:style-name="P4"><text:tab/><text:span text:style-name="T4">|</text:span><text:tab/><text:span text:style-name="T4">tab[i-1]=dernierVisite</text:span></text:p>
      <text:p text:style-name="P4"><text:tab/><text:span text:style-name="T4">fin tant que</text:span></text:p>
      <text:p text:style-name="P4"><text:tab/><text:span text:style-name="T4">free(tabAParcourir)</text:span></text:p>
      <text:p text:style-name="P4"><text:tab/>*<text:span text:style-name="T4">(distanceAcc)+=distance_ville(graph,dernierVisite,departChemin)</text:span></text:p>
      <text:p text:style-name="P4"><text:tab/><text:span text:style-name="T4">tab[i]=departchemin</text:span></text:p>
      <text:p text:style-name="P4"><text:tab/><text:span text:style-name="T4">retourner tab</text:span></text:p>
      <text:p text:style-name="P4"/>
      <text:p text:style-name="P4"><text:tab/></text:p>
      <text:p text:style-name="P9"><text:span text:style-name="T5">Le tableau tabAParcourir correspond aux villes qui n'ont pas été visitées. La référence distanceAcc contient la distance du parcours total après l'exécution de l'algorithme . A chaque passage dans la boucle on ajoute la ville la plus proche de la dernière visitée . On exécute des free pour libérer la mémoire.</text:span></text:p>
      <text:p text:style-name="P12"/>
      <text:p text:style-name="P12"/>
      <text:p text:style-name="P12"/>
      <text:p text:style-name="P12"/>
      <text:p text:style-name="P12"/>
      <text:p text:style-name="P9"/>
      <text:p text:style-name="P9"><text:tab/><text:tab/></text:p>
      <text:p text:style-name="P4"><text:tab/></text:p>
      <text:p text:style-name="P4"><text:tab/></text:p>
      <text:p text:style-name="P4"><text:tab/></text:p>
      <text:p text:style-name="P8">new page</text:p>
      <text:p text:style-name="P5"/>
      <text:p text:style-name="P5">Prim</text:p>
      <text:p text:style-name="P4"/>
      <text:p text:style-name="P8"><text:soft-page-break/>new page</text:p>
      <text:p text:style-name="P16">Prim</text:p>
      <text:p text:style-name="P7"/>
      <text:p text:style-name="P6">section(<text:span text:style-name="T5">Prim</text:span>)</text:p>
      <text:p text:style-name="P4"/>
      <text:p text:style-name="P4">L <text:span text:style-name="T4">' algorithme de Prim</text:span> est un <text:span text:style-name="T2">algorithme</text:span> qui permet de trouver un <text:span text:style-name="T2">arbre couvrant minimal</text:span> dans un <text:span text:style-name="T2">graphe connexe</text:span> <text:span text:style-name="T2">(c'est à dire que tous ses sommets sont liés) </text:span>valué et non-orienté. <text:span text:style-name="T2">C</text:span>et algorithme <text:span text:style-name="T2">forme un nouvel arbre</text:span> sur l'ensemble des sommets du graphe initial, tel que la somme des poids de ces arêtes soit minimale <text:span text:style-name="T2">dans ce cas, ayant une distance minima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<text:s text:c="2"/>\newpage</text:p>
      <text:p text:style-name="P11"></text:p>
      <text:p text:style-name="P11">Branch and bound :</text:p>
      <text:p text:style-name="P11"></text:p>
      <text:p text:style-name="P11"><text:s text:c="2"/>\section {Branch and Bound}</text:p>
      <text:p text:style-name="P11"></text:p>
      <text:p text:style-name="P11"><text:s/>\subsection{Principe}</text:p>
      <text:p text:style-name="P11">L'algorithme Branch and bound est une amélioration du Brute Force. Plutôt que parcourir et tester tous les parcours possibles comme sa version simplifiée, il calcule à tout instant la distance du parcours qu'il teste et avorte le test si la distance parcourue au moment t dépasse la distance la plus courte enregistrée pour un parcours complet. Cet algorithme épargne ainsi des tests à l'utilisateur et diminue grandement la complexité en temps et en mémoire par rapport à Brute Force. L'avantage de Branch and Bound et Brute Force par rapport aux autres heuristiques implémentés est qu'is renvoient une solution exacte.</text:p>
      <text:p text:style-name="P11"></text:p>
      <text:p text:style-name="P11"><text:s/>\subsection{pseudo-code}</text:p>
      <text:p text:style-name="P11"></text:p>
      <text:p text:style-name="P11">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fried Lanseau</meta:initial-creator>
    <meta:creation-date>2014-04-16T12:09:53.123081829</meta:creation-date>
    <dc:date>2014-04-16T16:04:07.221182285</dc:date>
    <dc:creator>Wilfried Lanseau</dc:creator>
    <meta:editing-duration>PT11M27S</meta:editing-duration>
    <meta:editing-cycles>4</meta:editing-cycles>
    <meta:generator>LibreOffice/4.1.5.3$Linux_X86_64 LibreOffice_project/410m0$Build-3</meta:generator>
    <meta:document-statistic meta:table-count="0" meta:image-count="0" meta:object-count="0" meta:page-count="4" meta:paragraph-count="47" meta:word-count="355" meta:character-count="2419" meta:non-whitespace-character-count="2060"/>
  </office:meta>
</office:document-meta>
</file>